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8134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77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533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5098in"/>
    </style:style>
    <style:style style:name="co16" style:family="table-column">
      <style:table-column-properties fo:break-before="auto" style:column-width="0.7161in"/>
    </style:style>
    <style:style style:name="co17" style:family="table-column">
      <style:table-column-properties fo:break-before="auto" style:column-width="0.4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MaxHealth</text:p>
          </table:table-cell>
          <table:table-cell office:value-type="string">
            <text:p>Damage = </text:p>
          </table:table-cell>
          <table:table-cell office:value-type="string">
            <text:p>DamageRadius</text:p>
          </table:table-cell>
          <table:table-cell office:value-type="string">
            <text:p>RateOfFire</text:p>
          </table:table-cell>
          <table:table-cell office:value-type="string">
            <text:p>MuzzleVelocity</text:p>
          </table:table-cell>
          <table:table-cell office:value-type="string">
            <text:p>MaxRadius</text:p>
          </table:table-cell>
          <table:table-cell office:value-type="string">
            <text:p>Power: square root of (DPS*Health) divided by cost</text:p>
          </table:table-cell>
          <table:table-cell office:value-type="string">
            <text:p>MaxSpeed</text:p>
          </table:table-cell>
          <table:table-cell office:value-type="string">
            <text:p>Targets</text:p>
          </table:table-cell>
          <table:table-cell office:value-type="string">
            <text:p>Economy = </text:p>
          </table:table-cell>
          <table:table-cell office:value-type="string">
            <text:p>DamageType</text:p>
          </table:table-cell>
          <table:table-cell office:value-type="string">
            <text:p>ArmorType</text:p>
          </table:table-cell>
          <table:table-cell office:value-type="string">
            <text:p>Shield?</text:p>
          </table:table-cell>
          <table:table-cell office:value-type="string">
            <text:p>AMS?</text:p>
          </table:table-cell>
          <table:table-cell office:value-type="string">
            <text:p>Vision</text:p>
          </table:table-cell>
          <table:table-cell table:number-columns-repeated="3"/>
          <table:table-cell office:value-type="string">
            <text:p>Gen M</text:p>
          </table:table-cell>
          <table:table-cell office:value-type="string">
            <text:p>Storage M</text:p>
          </table:table-cell>
          <table:table-cell office:value-type="string">
            <text:p>Gen E</text:p>
          </table:table-cell>
          <table:table-cell office:value-type="string">
            <text:p>Storage E</text:p>
          </table:table-cell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office:value-type="string">
            <text:p>Tiny</text:p>
          </table:table-cell>
          <table:table-cell office:value-type="float" office:value="2">
            <text:p>2</text:p>
          </table:table-cell>
          <table:table-cell office:value-type="string">
            <text:p>20m/s</text:p>
          </table:table-cell>
          <table:table-cell/>
          <table:table-cell office:value-type="string">
            <text:p>Bonus 1.5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low</text:p>
          </table:table-cell>
          <table:table-cell office:value-type="float" office:value="30">
            <text:p>30</text:p>
          </table:table-cell>
          <table:table-cell office:value-type="string">
            <text:p>Short</text:p>
          </table:table-cell>
          <table:table-cell office:value-type="float" office:value="3">
            <text:p>3</text:p>
          </table:table-cell>
          <table:table-cell office:value-type="string">
            <text:p>40m/s</text:p>
          </table:table-cell>
          <table:table-cell/>
          <table:table-cell office:value-type="string">
            <text:p>Hardened: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edium</text:p>
          </table:table-cell>
          <table:table-cell office:value-type="float" office:value="45">
            <text:p>45</text:p>
          </table:table-cell>
          <table:table-cell office:value-type="string">
            <text:p>Medium</text:p>
          </table:table-cell>
          <table:table-cell office:value-type="float" office:value="5">
            <text:p>5</text:p>
          </table:table-cell>
          <table:table-cell office:value-type="string">
            <text:p>60m/s</text:p>
          </table:table-cell>
          <table:table-cell/>
          <table:table-cell office:value-type="string">
            <text:p>AntiLight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Fast</text:p>
          </table:table-cell>
          <table:table-cell office:value-type="float" office:value="60">
            <text:p>60</text:p>
          </table:table-cell>
          <table:table-cell office:value-type="string">
            <text:p>Long</text:p>
          </table:table-cell>
          <table:table-cell office:value-type="float" office:value="20">
            <text:p>20</text:p>
          </table:table-cell>
          <table:table-cell office:value-type="string">
            <text:p>200m/s</text:p>
          </table:table-cell>
          <table:table-cell/>
          <table:table-cell office:value-type="string">
            <text:p>AntiIonized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VeryFast</text:p>
          </table:table-cell>
          <table:table-cell office:value-type="float" office:value="90">
            <text:p>90</text:p>
          </table:table-cell>
          <table:table-cell office:value-type="string">
            <text:p>Huge</text:p>
          </table:table-cell>
          <table:table-cell office:value-type="float" office:value="25">
            <text:p>25</text:p>
          </table:table-cell>
          <table:table-cell office:value-type="string">
            <text:p>250m/s</text:p>
          </table:table-cell>
          <table:table-cell/>
          <table:table-cell office:value-type="string">
            <text:p>AntiPlated</text:p>
          </table:table-cell>
          <table:table-cell office:value-type="string">
            <text:p>2.00x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GROUND</text:p>
          </table:table-cell>
          <table:table-cell table:number-columns-repeated="22"/>
        </table:table-row>
        <table:table-row table:style-name="ro1">
          <table:table-cell office:value-type="string">
            <text:p>Tank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P5]"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9]/[.E9]*[.B9]*[.G9]/15)/([.K9]*1)" office:value-type="float" office:value="4.47213595499958">
            <text:p>4.472135955</text:p>
          </table:table-cell>
          <table:table-cell table:formula="of:=[.I4]" office:value-type="float" office:value="5">
            <text:p>5</text:p>
          </table:table-cell>
          <table:table-cell office:value-type="string">
            <text:p>G</text:p>
          </table:table-cell>
          <table:table-cell table:style-name="ce1" office:value-type="float" office:value="25">
            <text:p>2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l0202</text:p>
          </table:table-cell>
          <table:table-cell table:number-columns-repeated="6"/>
        </table:table-row>
        <table:table-row table:style-name="ro1">
          <table:table-cell office:value-type="string">
            <text:p>Bot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[.P5]"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10]/[.E10]*[.B10]*[.G10]/15)/([.K10]*1)" office:value-type="float" office:value="3.8490017945975">
            <text:p>3.8490017946</text:p>
          </table:table-cell>
          <table:table-cell table:formula="of:=[.I3]"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l0303</text:p>
          </table:table-cell>
          <table:table-cell table:number-columns-repeated="6"/>
        </table:table-row>
        <table:table-row table:style-name="ro1">
          <table:table-cell office:value-type="string">
            <text:p>Mobile Rail Gun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P6]"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1]/[.E11]*[.B11]*[.G11]/15)/([.K11]*1)" office:value-type="float" office:value="3.53553390593274">
            <text:p>3.5355339059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100">
            <text:p>10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xel0305</text:p>
          </table:table-cell>
          <table:table-cell table:number-columns-repeated="6"/>
        </table:table-row>
        <table:table-row table:style-name="ro1">
          <table:table-cell office:value-type="string">
            <text:p>Mobile Missile Launcher</text:p>
          </table:table-cell>
          <table:table-cell office:value-type="float" office:value="225">
            <text:p>22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P4]" office:value-type="float" office:value="35">
            <text:p>35</text:p>
          </table:table-cell>
          <table:table-cell office:value-type="float" office:value="90">
            <text:p>90</text:p>
          </table:table-cell>
          <table:table-cell table:formula="of:=SQRT([.C12]/[.E12]*[.B12]*[.G12]/15)/([.K12]*1)" office:value-type="float" office:value="2.88675134594813">
            <text:p>2.8867513459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xel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IR</text:p>
          </table:table-cell>
          <table:table-cell table:number-columns-repeated="22"/>
        </table:table-row>
        <table:table-row table:style-name="ro1">
          <table:table-cell office:value-type="string">
            <text:p>Bombe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3]" office:value-type="float" office:value="30">
            <text:p>30</text:p>
          </table:table-cell>
          <table:table-cell table:formula="of:=SQRT([.C15]/[.E15]*[.B15]*[.G15]/15)/([.K15]*1)" office:value-type="float" office:value="3.65148371670111">
            <text:p>3.6514837167</text:p>
          </table:table-cell>
          <table:table-cell table:formula="of:=[.I5]" office:value-type="float" office:value="20">
            <text:p>20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a0304</text:p>
          </table:table-cell>
          <table:table-cell table:number-columns-repeated="6"/>
        </table:table-row>
        <table:table-row table:style-name="ro1">
          <table:table-cell office:value-type="string">
            <text:p>Fighter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P6]"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6]/[.E16]*[.B16]*[.G16]/15)/([.K16]*1)" office:value-type="float" office:value="1.40545673785261">
            <text:p>1.4054567379</text:p>
          </table:table-cell>
          <table:table-cell table:formula="of:=[.I5]"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a0303</text:p>
          </table:table-cell>
          <table:table-cell table:number-columns-repeated="6"/>
        </table:table-row>
        <table:table-row table:style-name="ro1">
          <table:table-cell office:value-type="string">
            <text:p>Transport</text:p>
          </table:table-cell>
          <table:table-cell office:value-type="float" office:value="400">
            <text:p>400</text:p>
          </table:table-cell>
          <table:table-cell table:number-columns-repeated="4" office:value-type="float" office:value="0">
            <text:p>0</text:p>
          </table:table-cell>
          <table:table-cell table:formula="of:=[.G2]" office:value-type="float" office:value="15">
            <text:p>15</text:p>
          </table:table-cell>
          <table:table-cell/>
          <table:table-cell table:formula="of:=[.I5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ne</text:p>
          </table:table-cell>
          <table:table-cell office:value-type="string">
            <text:p>Ionize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xea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EA-Ground</text:p>
          </table:table-cell>
          <table:table-cell table:number-columns-repeated="22"/>
        </table:table-row>
        <table:table-row table:style-name="ro1">
          <table:table-cell office:value-type="string">
            <text:p>Frigate</text:p>
          </table:table-cell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formula="of:=[.P5]"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20]/[.E20]*[.B20]*[.G20]/15)/([.K20]*1)" office:value-type="float" office:value="5.47722557505166">
            <text:p>5.4772255751</text:p>
          </table:table-cell>
          <table:table-cell table:formula="of:=[.I4]"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Plat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s0103</text:p>
          </table:table-cell>
          <table:table-cell table:number-columns-repeated="6"/>
        </table:table-row>
        <table:table-row table:style-name="ro1">
          <table:table-cell office:value-type="string">
            <text:p>Cruiser</text:p>
          </table:table-cell>
          <table:table-cell office:value-type="float" office:value="850">
            <text:p>8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21]/[.E21]*[.B21]*[.G21]/15)/([.K21]*1)" office:value-type="float" office:value="3.74055738457855">
            <text:p>3.7405573846</text:p>
          </table:table-cell>
          <table:table-cell table:formula="of:=[.I3]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s0202</text:p>
          </table:table-cell>
          <table:table-cell table:number-columns-repeated="6"/>
        </table:table-row>
        <table:table-row table:style-name="ro1">
          <table:table-cell office:value-type="string">
            <text:p>Battleship</text:p>
          </table:table-cell>
          <table:table-cell office:value-type="float" office:value="3000">
            <text:p>30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P5]" office:value-type="float" office:value="60">
            <text:p>60</text:p>
          </table:table-cell>
          <table:table-cell table:formula="of:=[.G5]" office:value-type="float" office:value="60">
            <text:p>60</text:p>
          </table:table-cell>
          <table:table-cell table:formula="of:=SQRT([.C22]/[.E22]*[.B22]*[.G22]/15)/([.K22]*1)" office:value-type="float" office:value="7.74596669241483">
            <text:p>7.7459666924</text:p>
          </table:table-cell>
          <table:table-cell table:formula="of:=[.I3]"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150">
            <text:p>15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s030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UILDING</text:p>
          </table:table-cell>
          <table:table-cell table:number-columns-repeated="22"/>
        </table:table-row>
        <table:table-row table:style-name="ro1">
          <table:table-cell office:value-type="string">
            <text:p>Mass Extractor</text:p>
          </table:table-cell>
          <table:table-cell office:value-type="float" office:value="475">
            <text:p>47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3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usion Reactor</text:p>
          </table:table-cell>
          <table:table-cell office:value-type="float" office:value="825">
            <text:p>82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20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Radar Tower</text:p>
          </table:table-cell>
          <table:table-cell office:value-type="float" office:value="325">
            <text:p>325</text:p>
          </table:table-cell>
          <table:table-cell table:number-columns-repeated="8"/>
          <table:table-cell office:value-type="float" office:value="20">
            <text:p>2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b310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rtillery</text:p>
          </table:table-cell>
          <table:table-cell office:value-type="float" office:value="655">
            <text:p>65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P5]" office:value-type="float" office:value="60">
            <text:p>60</text:p>
          </table:table-cell>
          <table:table-cell table:formula="of:=[.G6]" office:value-type="float" office:value="90">
            <text:p>90</text:p>
          </table:table-cell>
          <table:table-cell table:formula="of:=SQRT([.C29]/[.E29]*[.B29]*[.G29]/15)/([.K29]*1)" office:value-type="float" office:value="17.0619785227596">
            <text:p>17.061978522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rret</text:p>
          </table:table-cell>
          <table:table-cell office:value-type="float" office:value="645">
            <text:p>6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P5]"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30]/[.E30]*[.B30]*[.G30]/15)/([.K30]*1)" office:value-type="float" office:value="23.9443799947573">
            <text:p>23.944379994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Ionized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AM Silo</text:p>
          </table:table-cell>
          <table:table-cell office:value-type="float" office:value="720">
            <text:p>72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31]/[.E31]*[.B31]*[.G31]/15)/([.K31]*1)" office:value-type="float" office:value="20.6559111797729">
            <text:p>20.6559111798</text:p>
          </table:table-cell>
          <table:table-cell/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string">
            <text:p>AntiPlat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CBM Silo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table:formula="of:=SQRT([.C32]/[.E32]*[.B32]*[.G32]/15)/([.K32]*1)" office:value-type="float" office:value="5.62182695141045">
            <text:p>5.6218269514</text:p>
          </table:table-cell>
          <table:table-cell/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5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MS Installation</text:p>
          </table:table-cell>
          <table:table-cell office:value-type="float" office:value="565">
            <text:p>5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formula="of:=[.P6]" office:value-type="float" office:value="120">
            <text:p>120</text:p>
          </table:table-cell>
          <table:table-cell office:value-type="float" office:value="40">
            <text:p>40</text:p>
          </table:table-cell>
          <table:table-cell table:formula="of:=SQRT([.C33]/[.E33]*[.B33]*[.G33]/15)/([.K33]*1)" office:value-type="float" office:value="19.4079021706795">
            <text:p>19.407902170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Normal</text:p>
          </table:table-cell>
          <table:table-cell office:value-type="string">
            <text:p>Harden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b42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actory</text:p>
          </table:table-cell>
          <table:table-cell office:value-type="float" office:value="3200">
            <text:p>32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>
          <table:table-cell office:value-type="string">
            <text:p>Shipyard</text:p>
          </table:table-cell>
          <table:table-cell office:value-type="float" office:value="4200">
            <text:p>42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>
          <table:table-cell office:value-type="string">
            <text:p>Starport</text:p>
          </table:table-cell>
          <table:table-cell office:value-type="float" office:value="2800">
            <text:p>2800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1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>
            <text:p>Abilities</text:p>
          </table:table-cell>
          <table:table-cell table:number-columns-repeated="2"/>
          <table:table-cell office:value-type="string">
            <text:p>ArmorType</text:p>
          </table:table-cell>
          <table:table-cell table:number-columns-repeated="19"/>
        </table:table-row>
        <table:table-row table:style-name="ro1">
          <table:table-cell office:value-type="string">
            <text:p><text:s text:c="12"/>TrackingRadius = 1.15,</text:p>
          </table:table-cell>
          <table:table-cell table:number-columns-repeated="2"/>
          <table:table-cell office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>
            <text:p>DamageType</text:p>
          </table:table-cell>
          <table:table-cell table:number-columns-repeated="2"/>
          <table:table-cell office:value-type="string">
            <text:p>DamageType</text:p>
          </table:table-cell>
          <table:table-cell table:number-columns-repeated="19"/>
        </table:table-row>
        <table:table-row table:style-name="ro1">
          <table:table-cell office:value-type="string">
            <text:p>ArmorType</text:p>
          </table:table-cell>
          <table:table-cell table:number-columns-repeated="2"/>
          <table:table-cell office:value-type="string">
            <text:p>Layer: Range</text:p>
          </table:table-cell>
          <table:table-cell table:number-columns-repeated="19"/>
        </table:table-row>
        <table:table-row table:style-name="ro1">
          <table:table-cell office:value-type="string">
            <text:p>muzzle velocity</text:p>
          </table:table-cell>
          <table:table-cell table:number-columns-repeated="22"/>
        </table:table-row>
        <table:table-row table:style-name="ro1">
          <table:table-cell office:value-type="string">
            <text:p>Vision Radius</text:p>
          </table:table-cell>
          <table:table-cell table:number-columns-repeated="2"/>
          <table:table-cell office:value-type="string">
            <text:p>Is AMS</text:p>
          </table:table-cell>
          <table:table-cell table:number-columns-repeated="2"/>
          <table:table-cell office:value-type="string">
            <text:p>Viso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Shielded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office:value-type="string">
            <text:p>Volatile: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Is Transport</text:p>
          </table:table-cell>
          <table:table-cell table:number-columns-repeated="2"/>
          <table:table-cell office:value-type="string">
            <text:p>Or Vision: 100</text:p>
          </table:table-cell>
          <table:table-cell/>
          <table:table-cell office:value-type="string">
            <text:p><text:a xlink:href="mailto:200@6">200@6</text:a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s Intel</text:p>
          </table:table-cell>
          <table:table-cell table:number-columns-repeated="4"/>
          <table:table-cell office:value-type="string">
            <text:p>Normal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Is Volatile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Economic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Regen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UEF AMS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1428">
            <text:p>0.1428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Normal</text:p>
          </table:table-cell>
          <table:table-cell table:number-columns-repeated="3"/>
          <table:table-cell office:value-type="string">
            <text:p>Duh</text:p>
          </table:table-cell>
          <table:table-cell table:number-columns-repeated="8"/>
        </table:table-row>
        <table:table-row table:style-name="ro1">
          <table:table-cell office:value-type="string">
            <text:p>AA 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/>
          <table:table-cell office:value-type="float" office:value="35">
            <text:p>35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7/24/2015</text:date>, <text:time>17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4:49:14.06</meta:creation-date>
    <dc:date>2015-07-24T17:59:03.66</dc:date>
    <meta:editing-duration>P4DT4M29S</meta:editing-duration>
    <meta:editing-cycles>88</meta:editing-cycles>
    <meta:generator>OpenOffice.org/3.4.1$Win32 OpenOffice.org_project/341m1$Build-9593</meta:generator>
    <meta:document-statistic meta:table-count="3" meta:cell-count="363" meta:object-count="0"/>
  </office:meta>
</office:document-meta>
</file>